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acfb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10acf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fb" officeooo:paragraph-rsid="0010acfb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77c22" officeooo:paragraph-rsid="0010acfb"/>
    </style:style>
    <style:style style:name="P5" style:family="paragraph" style:parent-style-name="Standard">
      <style:text-properties officeooo:rsid="0003d53d" officeooo:paragraph-rsid="0010acfb"/>
    </style:style>
    <style:style style:name="P6" style:family="paragraph" style:parent-style-name="Standard">
      <style:text-properties officeooo:rsid="0010acfb" officeooo:paragraph-rsid="0010acfb"/>
    </style:style>
    <style:style style:name="P7" style:family="paragraph" style:parent-style-name="Standard">
      <style:text-properties officeooo:paragraph-rsid="001133dc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b89a5" officeooo:paragraph-rsid="0011edb3" style:font-weight-asian="bold" style:font-weight-complex="bold"/>
    </style:style>
    <style:style style:name="P9" style:family="paragraph" style:parent-style-name="Standard">
      <style:text-properties officeooo:rsid="000a0efb" officeooo:paragraph-rsid="0011edb3"/>
    </style:style>
    <style:style style:name="P10" style:family="paragraph" style:parent-style-name="Standard">
      <style:text-properties officeooo:rsid="000a0efb" officeooo:paragraph-rsid="001133dc"/>
    </style:style>
    <style:style style:name="P11" style:family="paragraph" style:parent-style-name="Standard">
      <style:text-properties officeooo:paragraph-rsid="0011edb3"/>
    </style:style>
    <style:style style:name="P12" style:family="paragraph" style:parent-style-name="Standard">
      <style:text-properties officeooo:paragraph-rsid="0010acfb"/>
    </style:style>
    <style:style style:name="T1" style:family="text">
      <style:text-properties officeooo:rsid="0010acfb"/>
    </style:style>
    <style:style style:name="T2" style:family="text">
      <style:text-properties officeooo:rsid="00077c22"/>
    </style:style>
    <style:style style:name="T3" style:family="text">
      <style:text-properties officeooo:rsid="000ab00e"/>
    </style:style>
    <style:style style:name="T4" style:family="text">
      <style:text-properties officeooo:rsid="001133dc"/>
    </style:style>
    <style:style style:name="T5" style:family="text">
      <style:text-properties officeooo:rsid="000a0efb"/>
    </style:style>
    <style:style style:name="T6" style:family="text">
      <style:text-properties officeooo:rsid="000b89a5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1ed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P</text:span>LSQL SET 1</text:p>
      <text:p text:style-name="P2"/>
      <text:p text:style-name="P4">Name : Ajay J</text:p>
      <text:p text:style-name="P4">Roll No : 4</text:p>
      <text:p text:style-name="P5">Class : S5R</text:p>
      <text:p text:style-name="P1"><text:span text:style-name="T2">Date : </text:span><text:span text:style-name="T1">04</text:span><text:span text:style-name="T2">/</text:span><text:span text:style-name="T1">01</text:span><text:span text:style-name="T2">/202</text:span><text:span text:style-name="T1">2</text:span></text:p>
      <text:p text:style-name="Standard"/>
      <text:p text:style-name="P8">CREATE TABLE</text:p>
      <text:p text:style-name="P9">create table account(accno int primary key, name varchar(20), accbal float);</text:p>
      <text:p text:style-name="P9"/>
      <text:p text:style-name="P8">INSERT</text:p>
      <text:p text:style-name="P11">insert into account values(1,'Albin',<text:span text:style-name="T8">1300</text:span>);</text:p>
      <text:p text:style-name="P11">insert into account values(2,'Aravind',<text:span text:style-name="T8">1400</text:span>);</text:p>
      <text:p text:style-name="P11">insert into account values(3,'Jacob',400);</text:p>
      <text:p text:style-name="P11">insert into account values(4,'Balu',900);</text:p>
      <text:p text:style-name="P11">insert into account values(5,'Gokul',<text:span text:style-name="T8">6</text:span><text:span text:style-name="T6">00</text:span>);</text:p>
      <text:p text:style-name="Standard"/>
      <text:p text:style-name="P6">1. To write a PLSQL program to implement the following in a banking system</text:p>
      <text:p text:style-name="P1"><text:span text:style-name="T1">(i) Debit<text:tab/>(ii) Credit<text:tab/>(iii) Check balance</text:span></text:p>
      <text:p text:style-name="P9"/>
      <text:p text:style-name="P8">PROGRAM</text:p>
      <text:p text:style-name="Standard">set serveroutput on</text:p>
      <text:p text:style-name="Standard">accept x char prompt '1.Debit <text:s text:c="2"/>2.Credit <text:s text:c="2"/>3.Check balance <text:s/>: <text:s/>'</text:p>
      <text:p text:style-name="Standard">DECLARE</text:p>
      <text:p text:style-name="Standard"><text:tab/>choice varchar(1);</text:p>
      <text:p text:style-name="Standard"><text:tab/>amount number(5);</text:p>
      <text:p text:style-name="Standard"><text:tab/>msg varchar(20);</text:p>
      <text:p text:style-name="Standard"><text:tab/>no number(5);</text:p>
      <text:p text:style-name="Standard">BEGIN</text:p>
      <text:p text:style-name="Standard"><text:tab/>no := &amp;no;</text:p>
      <text:p text:style-name="Standard"><text:tab/>amount := &amp;amount;</text:p>
      <text:p text:style-name="Standard"><text:tab/>choice := &amp;x;</text:p>
      <text:p text:style-name="Standard"><text:tab/>case</text:p>
      <text:p text:style-name="Standard"><text:tab/><text:tab/>when choice = '1' then</text:p>
      <text:p text:style-name="Standard"><text:tab/><text:tab/><text:tab/>update account set accbal = accbal - amount where accno = no;</text:p>
      <text:p text:style-name="Standard"><text:tab/><text:tab/><text:tab/>dbms_output.put_line('Debited');</text:p>
      <text:p text:style-name="Standard"><text:tab/><text:tab/>when choice = '2' then</text:p>
      <text:p text:style-name="Standard"><text:tab/><text:tab/><text:tab/>update account set accbal = accbal + amount where accno = no;</text:p>
      <text:p text:style-name="Standard"><text:tab/><text:tab/><text:tab/>dbms_output.put_line('Credited');</text:p>
      <text:p text:style-name="Standard"><text:tab/><text:tab/>when choice = '3' then</text:p>
      <text:p text:style-name="Standard"><text:tab/><text:tab/><text:tab/>select accbal into amount from account where accno = no;</text:p>
      <text:p text:style-name="Standard"><text:tab/><text:tab/><text:tab/>dbms_output.put_line('Balance '||amount);</text:p>
      <text:p text:style-name="Standard"><text:tab/>END CASE;</text:p>
      <text:p text:style-name="Standard">END;</text:p>
      <text:p text:style-name="Standard">/</text:p>
      <text:p text:style-name="Standard"/>
      <text:p text:style-name="P7"><text:span text:style-name="T4">2. </text:span><text:span text:style-name="T1">To write a PLSQL program that accepts account number from the user and debit an amount of 200 from the account if account has a minimum balance of 500 after the amount is debited. The process is to be fired on the account table.</text:span></text:p>
      <text:p text:style-name="P10"/>
      <text:p text:style-name="P8">PROGRAM</text:p>
      <text:p text:style-name="P7">set serveroutput on</text:p>
      <text:p text:style-name="P7"><text:soft-page-break/>DECLARE</text:p>
      <text:p text:style-name="P7"><text:tab/>xaccno int;</text:p>
      <text:p text:style-name="P7"><text:tab/>xminbal number(3) := 500;</text:p>
      <text:p text:style-name="P7"><text:tab/>xbal number(5);</text:p>
      <text:p text:style-name="P7">BEGIN</text:p>
      <text:p text:style-name="P7"><text:tab/>xaccno := &amp;xaccno;</text:p>
      <text:p text:style-name="P7"><text:tab/>select accbal into xbal from account where accno = xaccno;</text:p>
      <text:p text:style-name="P7"><text:tab/>IF (xminbal&lt;(xbal-200))then</text:p>
      <text:p text:style-name="P7"><text:tab/><text:tab/>update account set accbal = accbal - 200 where accno = xaccno;</text:p>
      <text:p text:style-name="P7"><text:tab/><text:tab/>xbal := xbal-200;</text:p>
      <text:p text:style-name="P7"><text:tab/><text:tab/>dbms_output.put_line('Current balance : '||xbal);</text:p>
      <text:p text:style-name="P7"><text:tab/>ELSE </text:p>
      <text:p text:style-name="P7"><text:tab/><text:tab/>dbms_output.put_line('Unsuccessful');</text:p>
      <text:p text:style-name="P7"><text:tab/><text:tab/>dbms_output.put_line('Current balance : '||xbal);</text:p>
      <text:p text:style-name="P7"><text:tab/>END IF;</text:p>
      <text:p text:style-name="P7">END;</text:p>
      <text:p text:style-name="P7">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00:15.582017743</meta:creation-date>
    <dc:date>2022-01-04T11:34:33.626321703</dc:date>
    <meta:editing-duration>PT25M35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60" meta:word-count="265" meta:character-count="1765" meta:non-whitespace-character-count="1502"/>
  </office:meta>
</office:document-meta>
</file>